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2511b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43950b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6d52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Open Sans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d614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ec52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2ffc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511b8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1d6142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22ffc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56255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Open Sans" fo:font-size="6pt" fo:font-weight="bold" officeooo:paragraph-rsid="001d6142" style:font-size-asian="5.25pt" style:font-weight-asian="bold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Open Sans" fo:font-size="6pt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paragraph-rsid="002511b8" style:font-size-asian="5.25pt" style:font-size-complex="6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rsid="0043950b" officeooo:paragraph-rsid="0043950b" style:font-size-asian="5.25pt" style:font-size-complex="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Open Sans" fo:font-size="8pt" fo:font-weight="bold" officeooo:rsid="0027b89f" officeooo:paragraph-rsid="0038f7ee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Open Sans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8pt" style:font-size-asian="7pt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6pt" style:font-size-asian="5.25pt" style:font-size-complex="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3.334cm"/>
        </style:tab-stops>
      </style:paragraph-properties>
      <style:text-properties style:font-name="Open Sans" fo:font-size="20pt" fo:font-weight="bold" style:font-size-asian="20pt" style:font-weight-asian="bold"/>
    </style:style>
    <style:style style:name="P22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34040f"/>
    </style:style>
    <style:style style:name="P23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446be4"/>
    </style:style>
    <style:style style:name="P24" style:family="paragraph" style:parent-style-name="Standard" style:list-style-name="L5">
      <style:paragraph-properties fo:margin-top="0cm" fo:margin-bottom="0cm" loext:contextual-spacing="false" fo:line-height="100%"/>
      <style:text-properties officeooo:paragraph-rsid="004486d5"/>
    </style:style>
    <style:style style:name="P25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size="10pt" fo:font-weight="normal" officeooo:rsid="0034040f" officeooo:paragraph-rsid="0034040f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margin-top="0cm" fo:margin-bottom="0cm" loext:contextual-spacing="false" fo:line-height="100%"/>
      <style:text-properties style:font-name="Open Sans" fo:font-size="10pt" fo:font-weight="normal" officeooo:rsid="0069249e" officeooo:paragraph-rsid="0069249e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6b1f10" officeooo:paragraph-rsid="006b1f10" style:font-size-asian="10pt" style:font-size-complex="10pt"/>
    </style:style>
    <style:style style:name="P28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2f06" officeooo:paragraph-rsid="00522f06" style:font-size-asian="10pt" style:font-size-complex="10pt"/>
    </style:style>
    <style:style style:name="P29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6957" officeooo:paragraph-rsid="00526957" style:font-size-asian="10pt" style:font-size-complex="10pt"/>
    </style:style>
    <style:style style:name="P30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43950b" officeooo:paragraph-rsid="004486d5" style:font-size-asian="10pt" style:font-size-complex="10pt"/>
    </style:style>
    <style:style style:name="P31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paragraph-rsid="003fd013" style:font-size-asian="10pt" style:font-size-complex="10pt"/>
    </style:style>
    <style:style style:name="P32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weight="normal" officeooo:rsid="0034040f" officeooo:paragraph-rsid="0034040f" style:font-weight-asian="normal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/>
      <style:text-properties style:font-name="Open Sans" officeooo:rsid="003e2dc2" officeooo:paragraph-rsid="003e2dc2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officeooo:rsid="003addd5" officeooo:paragraph-rsid="003addd5"/>
    </style:style>
    <style:style style:name="P35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46374" officeooo:paragraph-rsid="00546374" style:font-weight-asian="normal" style:font-weight-complex="normal"/>
    </style:style>
    <style:style style:name="P36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aac83" officeooo:paragraph-rsid="005aac83" style:font-weight-asian="normal" style:font-weight-complex="normal"/>
    </style:style>
    <style:style style:name="P37" style:family="paragraph" style:parent-style-name="Standard" style:list-style-name="L5">
      <style:paragraph-properties fo:margin-top="0cm" fo:margin-bottom="0cm" loext:contextual-spacing="false" fo:line-height="100%"/>
      <style:text-properties officeooo:rsid="00669e49" officeooo:paragraph-rsid="00669e49"/>
    </style:style>
    <style:style style:name="P38" style:family="paragraph" style:parent-style-name="Standard" style:list-style-name="L5">
      <style:paragraph-properties fo:margin-top="0cm" fo:margin-bottom="0cm" loext:contextual-spacing="false" fo:line-height="100%"/>
      <style:text-properties officeooo:rsid="0047be0c" officeooo:paragraph-rsid="0047be0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11b8" style:font-size-asian="10pt" style:font-size-complex="10pt"/>
    </style:style>
    <style:style style:name="T3" style:family="text">
      <style:text-properties fo:font-size="10pt" officeooo:rsid="0041c1e7" style:font-size-asian="10pt" style:font-size-complex="10pt"/>
    </style:style>
    <style:style style:name="T4" style:family="text">
      <style:text-properties fo:font-size="10pt" officeooo:rsid="004c245a" style:font-size-asian="10pt" style:font-size-complex="10pt"/>
    </style:style>
    <style:style style:name="T5" style:family="text">
      <style:text-properties fo:font-size="10pt" officeooo:rsid="004fee7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d6142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614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021cb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4040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aa8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511b8" style:font-size-asian="10pt" style:font-weight-asian="bold" style:font-size-complex="10pt"/>
    </style:style>
    <style:style style:name="T14" style:family="text">
      <style:text-properties fo:font-size="10pt" fo:font-weight="bold" officeooo:rsid="006c226b" style:font-size-asian="10pt" style:font-weight-asian="bold" style:font-size-complex="10pt"/>
    </style:style>
    <style:style style:name="T15" style:family="text">
      <style:text-properties fo:font-size="10pt" fo:font-weight="bold" officeooo:rsid="001d6142" style:font-size-asian="8.75pt" style:font-weight-asian="bold" style:font-size-complex="10pt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c52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d6142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2ffc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5d1c4d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1ec528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ec528" style:font-size-asian="14pt" style:font-weight-asian="bold" style:font-size-complex="14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d6142" style:font-size-asian="12pt" style:font-weight-asian="bold" style:font-size-complex="12pt"/>
    </style:style>
    <style:style style:name="T28" style:family="text">
      <style:text-properties fo:font-size="12pt" fo:font-weight="bold" officeooo:rsid="001ec52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c528" style:font-size-asian="12pt" style:font-weight-asian="bold" style:font-size-complex="12pt"/>
    </style:style>
    <style:style style:name="T30" style:family="text">
      <style:text-properties fo:font-size="12pt" style:font-size-asian="12pt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Open Sans" fo:font-size="10pt" style:font-size-asian="10pt" style:font-size-complex="10pt"/>
    </style:style>
    <style:style style:name="T33" style:family="text">
      <style:text-properties style:font-name="Open Sans" fo:font-size="10pt" officeooo:rsid="0032d931" style:font-size-asian="10pt" style:font-size-complex="10pt"/>
    </style:style>
    <style:style style:name="T34" style:family="text">
      <style:text-properties style:font-name="Open Sans" fo:font-size="10pt" officeooo:rsid="002511b8" style:font-size-asian="10pt" style:font-size-complex="10pt"/>
    </style:style>
    <style:style style:name="T35" style:family="text">
      <style:text-properties style:font-name="Open Sans" fo:font-size="10pt" officeooo:rsid="0034040f" style:font-size-asian="10pt" style:font-size-complex="10pt"/>
    </style:style>
    <style:style style:name="T36" style:family="text">
      <style:text-properties style:font-name="Open Sans" fo:font-size="10pt" officeooo:rsid="0043950b" style:font-size-asian="10pt" style:font-size-complex="10pt"/>
    </style:style>
    <style:style style:name="T37" style:family="text">
      <style:text-properties style:font-name="Open Sans" fo:font-size="10pt" officeooo:rsid="004486d5" style:font-size-asian="10pt" style:font-size-complex="10pt"/>
    </style:style>
    <style:style style:name="T38" style:family="text">
      <style:text-properties style:font-name="Open Sans" fo:font-size="10pt" officeooo:rsid="0041c1e7" style:font-size-asian="10pt" style:font-size-complex="10pt"/>
    </style:style>
    <style:style style:name="T39" style:family="text">
      <style:text-properties style:font-name="Open Sans" fo:font-size="10pt" officeooo:rsid="003c342b" style:font-size-asian="10pt" style:font-size-complex="10pt"/>
    </style:style>
    <style:style style:name="T40" style:family="text">
      <style:text-properties style:font-name="Open Sans" fo:font-size="10pt" officeooo:rsid="003ce6d9" style:font-size-asian="10pt" style:font-size-complex="10pt"/>
    </style:style>
    <style:style style:name="T41" style:family="text">
      <style:text-properties style:font-name="Open Sans" fo:font-size="10pt" officeooo:rsid="0047be0c" style:font-size-asian="10pt" style:font-size-complex="10pt"/>
    </style:style>
    <style:style style:name="T42" style:family="text">
      <style:text-properties style:font-name="Open Sans" fo:font-size="10pt" officeooo:rsid="0048ffb2" style:font-size-asian="10pt" style:font-size-complex="10pt"/>
    </style:style>
    <style:style style:name="T43" style:family="text">
      <style:text-properties style:font-name="Open Sans" fo:font-size="10pt" officeooo:rsid="004a2487" style:font-size-asian="10pt" style:font-size-complex="10pt"/>
    </style:style>
    <style:style style:name="T44" style:family="text">
      <style:text-properties style:font-name="Open Sans" fo:font-size="10pt" officeooo:rsid="004df983" style:font-size-asian="10pt" style:font-size-complex="10pt"/>
    </style:style>
    <style:style style:name="T45" style:family="text">
      <style:text-properties style:font-name="Open Sans" fo:font-size="10pt" officeooo:rsid="004fee79" style:font-size-asian="10pt" style:font-size-complex="10pt"/>
    </style:style>
    <style:style style:name="T46" style:family="text">
      <style:text-properties style:font-name="Open Sans" fo:font-size="10pt" officeooo:rsid="00512c1b" style:font-size-asian="10pt" style:font-size-complex="10pt"/>
    </style:style>
    <style:style style:name="T47" style:family="text">
      <style:text-properties style:font-name="Open Sans" fo:font-size="10pt" officeooo:rsid="00446be4" style:font-size-asian="10pt" style:font-size-complex="10pt"/>
    </style:style>
    <style:style style:name="T48" style:family="text">
      <style:text-properties style:font-name="Open Sans" fo:font-size="10pt" officeooo:rsid="0057028c" style:font-size-asian="10pt" style:font-size-complex="10pt"/>
    </style:style>
    <style:style style:name="T49" style:family="text">
      <style:text-properties style:font-name="Open Sans" fo:font-size="10pt" officeooo:rsid="00579e8b" style:font-size-asian="10pt" style:font-size-complex="10pt"/>
    </style:style>
    <style:style style:name="T50" style:family="text">
      <style:text-properties style:font-name="Open Sans" fo:font-size="10pt" officeooo:rsid="00599cf0" style:font-size-asian="10pt" style:font-size-complex="10pt"/>
    </style:style>
    <style:style style:name="T51" style:family="text">
      <style:text-properties style:font-name="Open Sans" fo:font-size="10pt" officeooo:rsid="005c2182" style:font-size-asian="10pt" style:font-size-complex="10pt"/>
    </style:style>
    <style:style style:name="T52" style:family="text">
      <style:text-properties style:font-name="Open Sans" fo:font-size="10pt" officeooo:rsid="00612be1" style:font-size-asian="10pt" style:font-size-complex="10pt"/>
    </style:style>
    <style:style style:name="T53" style:family="text">
      <style:text-properties style:font-name="Open Sans" fo:font-size="10pt" officeooo:rsid="00617881" style:font-size-asian="10pt" style:font-size-complex="10pt"/>
    </style:style>
    <style:style style:name="T54" style:family="text">
      <style:text-properties style:font-name="Open Sans" fo:font-size="10pt" officeooo:rsid="00689028" style:font-size-asian="10pt" style:font-size-complex="10pt"/>
    </style:style>
    <style:style style:name="T55" style:family="text">
      <style:text-properties style:font-name="Open Sans" fo:font-size="10pt" officeooo:rsid="006c226b" style:font-size-asian="10pt" style:font-size-complex="10pt"/>
    </style:style>
    <style:style style:name="T56" style:family="text">
      <style:text-properties style:font-name="Open Sans" fo:font-size="10pt" officeooo:rsid="006c4061" style:font-size-asian="10pt" style:font-size-complex="10pt"/>
    </style:style>
    <style:style style:name="T57" style:family="text">
      <style:text-properties style:font-name="Open Sans" fo:font-size="10pt" fo:font-weight="bold" officeooo:rsid="003addd5" style:font-size-asian="10pt" style:font-weight-asian="bold" style:font-size-complex="10pt" style:font-weight-complex="bold"/>
    </style:style>
    <style:style style:name="T58" style:family="text">
      <style:text-properties style:font-name="Open Sans" fo:font-size="10pt" fo:font-weight="bold" officeooo:rsid="00546374" style:font-size-asian="10pt" style:font-weight-asian="bold" style:font-size-complex="10pt" style:font-weight-complex="bold"/>
    </style:style>
    <style:style style:name="T59" style:family="text">
      <style:text-properties style:font-name="Open Sans" fo:font-size="10pt" fo:font-weight="bold" officeooo:rsid="0060559d" style:font-size-asian="10pt" style:font-weight-asian="bold" style:font-size-complex="10pt" style:font-weight-complex="bold"/>
    </style:style>
    <style:style style:name="T60" style:family="text">
      <style:text-properties style:font-name="Open Sans" fo:font-size="10pt" fo:font-weight="bold" officeooo:rsid="0065e36f" style:font-size-asian="10pt" style:font-weight-asian="bold" style:font-size-complex="10pt" style:font-weight-complex="bold"/>
    </style:style>
    <style:style style:name="T61" style:family="text">
      <style:text-properties fo:color="#000000" style:font-name="Open Sans" fo:font-size="8pt" style:font-size-asian="8pt" style:font-size-complex="8pt"/>
    </style:style>
    <style:style style:name="T62" style:family="text">
      <style:text-properties fo:color="#000000" style:font-name="Open Sans" fo:font-size="8pt" officeooo:rsid="002511b8" style:font-size-asian="8pt" style:font-size-complex="8pt"/>
    </style:style>
    <style:style style:name="T63" style:family="text">
      <style:text-properties fo:color="#000000" style:font-name="Open Sans" fo:font-size="8pt" officeooo:rsid="0027b89f" style:font-size-asian="8pt" style:font-size-complex="8pt"/>
    </style:style>
    <style:style style:name="T64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65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6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67" style:family="text">
      <style:text-properties fo:color="#000000" style:font-name="Open Sans" fo:font-size="8pt" fo:font-weight="bold" officeooo:rsid="006d52a1" style:font-size-asian="8pt" style:font-weight-asian="bold" style:font-size-complex="8pt" style:font-weight-complex="bold"/>
    </style:style>
    <style:style style:name="T68" style:family="text">
      <style:text-properties fo:color="#000000" style:font-name="Open Sans" fo:font-size="8pt" fo:font-weight="bold" officeooo:rsid="006da96a" style:font-size-asian="8pt" style:font-weight-asian="bold" style:font-size-complex="8pt" style:font-weight-complex="bold"/>
    </style:style>
    <style:style style:name="T69" style:family="text">
      <style:text-properties fo:color="#000000" style:font-name="Open Sans" fo:font-size="8pt" fo:font-weight="normal" officeooo:rsid="006d52a1" style:font-size-asian="8pt" style:font-weight-asian="normal" style:font-size-complex="8pt" style:font-weight-complex="normal"/>
    </style:style>
    <style:style style:name="T70" style:family="text">
      <style:text-properties fo:color="#000000" style:font-name="Open Sans" fo:font-size="8pt" fo:font-weight="normal" officeooo:rsid="002511b8" style:font-size-asian="8pt" style:font-weight-asian="normal" style:font-size-complex="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m Farmer</text:p>
      <text:p text:style-name="P16"/>
      <text:p text:style-name="P3"><text:span text:style-name="T66">Address:</text:span><text:span text:style-name="T63"> </text:span><text:span text:style-name="T61">41 Beaufort Avenue, Langland, Swansea, SA3 4PB <text:s text:c="3"/></text:span><text:span text:style-name="T65">Website:</text:span><text:span text:style-name="T62"> </text:span><text:a xlink:type="simple" xlink:href="http://frmr.uk/" text:style-name="Internet_20_link" text:visited-style-name="Visited_20_Internet_20_Link">http://frmr.uk</text:a><text:span text:style-name="T61"> </text:span></text:p>
      <text:p text:style-name="P3"><text:span text:style-name="T65">E</text:span><text:span text:style-name="T64">mail: </text:span><text:span text:style-name="T61">thomas.elliot.farmer@gmail.com <text:s text:c="3"/></text:span><text:span text:style-name="T67">Mob</text:span><text:span text:style-name="T68">ile</text:span><text:span text:style-name="T67">:</text:span><text:span text:style-name="T69"> </text:span><text:span text:style-name="T70">07527093877</text:span><text:span text:style-name="T69"> <text:s text:c="3"/></text:span><text:span text:style-name="T67">Home</text:span><text:span text:style-name="T65">: </text:span><text:span text:style-name="T69">01792 361640</text:span></text:p>
      <text:p text:style-name="P20"/>
      <text:p text:style-name="P18"/>
      <text:p text:style-name="P9"><text:span text:style-name="T28">Education</text:span><text:span text:style-name="T23"><text:tab/><text:tab/></text:span><text:span text:style-name="T7">Swans</text:span><text:span text:style-name="T9">ea Universit</text:span><text:span text:style-name="T7">y</text:span><text:span text:style-name="T9"> (2014-</text:span><text:span text:style-name="T10">present</text:span><text:span text:style-name="T9">)</text:span></text:p>
      <text:p text:style-name="P7"><text:span text:style-name="T15"><text:tab/><text:tab/><text:tab/><text:tab/><text:tab/><text:tab/></text:span><text:span text:style-name="T18">M</text:span><text:span text:style-name="T20">S</text:span><text:span text:style-name="T18">c. Computer Science (pending </text:span><text:span text:style-name="T19">dissertation</text:span><text:span text:style-name="T18">)</text:span></text:p>
      <text:p text:style-name="P10"><text:span text:style-name="T19"><text:tab/><text:tab/><text:tab/><text:tab/><text:tab/><text:tab/>Predicted </text:span><text:span text:style-name="T9">Distinction </text:span><text:span text:style-name="T19">b</text:span><text:span text:style-name="T18">ased on 90% average</text:span></text:p>
      <text:p text:style-name="P12"/>
      <text:p text:style-name="P5"><text:span text:style-name="T25"><text:tab/><text:tab/><text:tab/><text:tab/><text:tab/></text:span><text:span text:style-name="T6">University of York</text:span><text:span text:style-name="T8"> (2009-</text:span><text:span text:style-name="T9">20</text:span><text:span text:style-name="T8">12)</text:span></text:p>
      <text:p text:style-name="P17"><text:tab/><text:tab/><text:tab/><text:tab/><text:tab/><text:tab/>BSc. (Hons.) Economics, <text:span text:style-name="T31">2:1</text:span></text:p>
      <text:p text:style-name="P13"/>
      <text:p text:style-name="P4"><text:span text:style-name="T30"><text:tab/><text:tab/><text:tab/><text:tab/><text:tab/></text:span><text:span text:style-name="T6">Gorseinon College (2007-</text:span><text:span text:style-name="T7">20</text:span><text:span text:style-name="T6">09)</text:span></text:p>
      <text:p text:style-name="P4"><text:span text:style-name="T1"><text:tab/><text:tab/><text:tab/><text:tab/><text:tab/><text:tab/>A-level:<text:tab/><text:tab/>Computing, </text:span><text:span text:style-name="T6">A</text:span><text:span text:style-name="T16">;</text:span><text:span text:style-name="T6"> </text:span><text:span text:style-name="T1">Economics<text:tab/>, </text:span><text:span text:style-name="T6">B</text:span><text:span text:style-name="T16">; </text:span><text:span text:style-name="T1">History, </text:span><text:span text:style-name="T6">B</text:span><text:span text:style-name="T16">; </text:span><text:span text:style-name="T1">Mathematics, </text:span><text:span text:style-name="T6">B</text:span></text:p>
      <text:p text:style-name="P13"/>
      <text:p text:style-name="P8"><text:span text:style-name="T29">Skills</text:span><text:span text:style-name="T27"><text:tab/><text:tab/><text:tab/><text:tab/></text:span><text:span text:style-name="T14">C/</text:span><text:span text:style-name="T13">C++</text:span></text:p>
      <text:list xml:id="list6820527938685793639" text:style-name="L1">
        <text:list-item>
          <text:p text:style-name="P22"><text:span text:style-name="T35">Very good </text:span><text:span text:style-name="T32">knowledge of </text:span><text:span text:style-name="T55">C and </text:span><text:span text:style-name="T32">C++, </text:span><text:span text:style-name="T33">including C++11</text:span></text:p>
        </text:list-item>
        <text:list-item>
          <text:p text:style-name="P22"><text:span text:style-name="T46">E</text:span><text:span text:style-name="T34">xperience </text:span><text:span text:style-name="T45">with</text:span><text:span text:style-name="T34"> common tools (GCC, Visual Studio, make</text:span><text:span text:style-name="T46">files</text:span><text:span text:style-name="T34">, etc.)</text:span></text:p>
        </text:list-item>
        <text:list-item>
          <text:p text:style-name="P23"><text:span text:style-name="T47">Experience </text:span><text:span text:style-name="T45">with</text:span><text:span text:style-name="T47"> common libraries (OpenGL, OpenCL, </text:span><text:span text:style-name="T53">MPI</text:span><text:span text:style-name="T47">, etc.)</text:span></text:p>
        </text:list-item>
      </text:list>
      <text:p text:style-name="P14"/>
      <text:p text:style-name="P8"><text:span text:style-name="T2"><text:tab/><text:tab/><text:tab/><text:tab/><text:tab/></text:span><text:span text:style-name="T11">Java</text:span></text:p>
      <text:list xml:id="list488381511098692348" text:style-name="L2">
        <text:list-item>
          <text:p text:style-name="P25">Good knowledge of Java</text:p>
        </text:list-item>
        <text:list-item>
          <text:p text:style-name="P32"><text:span text:style-name="T1">Experience </text:span><text:span text:style-name="T5">with</text:span><text:span text:style-name="T1"> common tools (Eclipse, JUnit, etc.)</text:span></text:p>
        </text:list-item>
      </text:list>
      <text:p text:style-name="P14"/>
      <text:p text:style-name="P8"><text:span text:style-name="T2"><text:tab/><text:tab/><text:tab/><text:tab/><text:tab/></text:span><text:span text:style-name="T12">Other languages</text:span></text:p>
      <text:list xml:id="list4022438139289532507" text:style-name="L3">
        <text:list-item>
          <text:p text:style-name="P33"><text:span text:style-name="T3">Significant </text:span><text:span text:style-name="T4">knowledge</text:span><text:span text:style-name="T3"> of </text:span><text:span text:style-name="T1">Python</text:span></text:p>
        </text:list-item>
        <text:list-item>
          <text:p text:style-name="P34"><text:span text:style-name="T32">Exposure to many </text:span><text:span text:style-name="T38">others</text:span><text:span text:style-name="T32"> </text:span><text:span text:style-name="T39">(</text:span><text:span text:style-name="T43">Rust, </text:span><text:span text:style-name="T42">Ada, </text:span><text:span text:style-name="T39">Haskell, </text:span><text:span text:style-name="T40">Assembly, </text:span><text:span text:style-name="T36">Scala, </text:span><text:span text:style-name="T39">etc.)</text:span></text:p>
        </text:list-item>
      </text:list>
      <text:p text:style-name="P15"/>
      <text:p text:style-name="P2"><text:span text:style-name="T36"><text:tab/><text:tab/><text:tab/><text:tab/><text:tab/></text:span><text:span text:style-name="T58">Notable </text:span><text:span text:style-name="T59">p</text:span><text:span text:style-name="T58">rojects (see </text:span><text:span text:style-name="T60">my </text:span><text:a xlink:type="simple" xlink:href="http://frmr.uk/" text:style-name="Internet_20_link" text:visited-style-name="Visited_20_Internet_20_Link"><text:span text:style-name="T60">portfolio</text:span></text:a><text:span text:style-name="T60"> for further details</text:span><text:span text:style-name="T58">)</text:span></text:p>
      <text:list xml:id="list2668019466205742611" text:style-name="L4">
        <text:list-item>
          <text:p text:style-name="P35"><text:span text:style-name="T32">Continent Construction Kit: </text:span><text:span text:style-name="T48">Library using simple structures to model continental interactions and efficiently produce semi-realistic geographic features.</text:span></text:p>
        </text:list-item>
        <text:list-item>
          <text:p text:style-name="P35"><text:span text:style-name="T32">Wizmatch: </text:span><text:span text:style-name="T48">Example implementation of </text:span><text:span text:style-name="T50">game engine</text:span><text:span text:style-name="T48"> featuring deferred rendering, zone/portal culling, </text:span><text:span text:style-name="T49">a binary-</text:span><text:span text:style-name="T52">encoded</text:span><text:span text:style-name="T49"> model format and custom tools</text:span><text:span text:style-name="T48">.</text:span></text:p>
        </text:list-item>
        <text:list-item>
          <text:p text:style-name="P35"><text:span text:style-name="T32">Ray tracer: </text:span><text:span text:style-name="T50">Featuring reflection, multi-threading, anti-aliasing, depth-of-field, HDR rendering and dithering of floating-point colour channels.</text:span></text:p>
        </text:list-item>
        <text:list-item>
          <text:p text:style-name="P36"><text:span text:style-name="T51">f</text:span><text:span text:style-name="T32">net: </text:span><text:span text:style-name="T50">S</text:span><text:span text:style-name="T32">implified C++ interface for enet networking library.</text:span></text:p>
        </text:list-item>
        <text:list-item>
          <text:p text:style-name="P26">Dissertation: Evaluating the performance and usability of task parallelism on Intel Xeon and Xeon Phi processors.</text:p>
        </text:list-item>
      </text:list>
      <text:p text:style-name="P15"/>
      <text:p text:style-name="P1"><text:span text:style-name="T34"><text:tab/><text:tab/><text:tab/><text:tab/><text:tab/></text:span><text:span text:style-name="T57">Other</text:span></text:p>
      <text:list xml:id="list8377645170588033006" text:style-name="L5">
        <text:list-item>
          <text:p text:style-name="P24"><text:span text:style-name="T41">Experience </text:span><text:span text:style-name="T44">with</text:span><text:span text:style-name="T41"> </text:span><text:span text:style-name="T37">v</text:span><text:span text:style-name="T36">ersion control (Git, Subversion) </text:span><text:span text:style-name="T56">and issue tracking (Redmine)</text:span></text:p>
        </text:list-item>
        <text:list-item>
          <text:p text:style-name="P37"><text:span text:style-name="T54">Experience</text:span><text:span text:style-name="T32"> of common testing methodologies</text:span></text:p>
        </text:list-item>
        <text:list-item>
          <text:p text:style-name="P27">Experience of parallel programming, including use of HPC Wales supercomputing cluster and Intel Xeon Phi coprocessor</text:p>
        </text:list-item>
        <text:list-item>
          <text:p text:style-name="P38"><text:span text:style-name="T36">E</text:span><text:span text:style-name="T32">xperience </text:span><text:span text:style-name="T44">with</text:span><text:span text:style-name="T32"> 3D modelling packages (Blender, SketchUp)</text:span></text:p>
        </text:list-item>
        <text:list-item>
          <text:p text:style-name="P28">Experience with game engine tools <text:s/>(TES Construction Set, UnrealEd)</text:p>
        </text:list-item>
        <text:list-item>
          <text:p text:style-name="P29">Experience with Linux</text:p>
        </text:list-item>
        <text:list-item>
          <text:p text:style-name="P30">Academic experience of statistical analysis</text:p>
        </text:list-item>
        <text:list-item>
          <text:p text:style-name="P31">Japanese Language Proficiency Test, Level 4 (2009)</text:p>
        </text:list-item>
        <text:list-item>
          <text:p text:style-name="P31">Chairman of University of York Anime and Manga Society (2011)</text:p>
        </text:list-item>
      </text:list>
      <text:p text:style-name="P19"><text:bookmark text:name="_GoBack"/></text:p>
      <text:p text:style-name="P6"><text:span text:style-name="T29">Experience</text:span><text:span text:style-name="T24"><text:tab/><text:tab/></text:span><text:span text:style-name="T7">Harrogate Borough Council, Intern (2013)</text:span></text:p>
      <text:p text:style-name="P11"><text:span text:style-name="T22"><text:tab/><text:tab/><text:tab/><text:tab/><text:tab/></text:span><text:span text:style-name="T16">As an intern at Harrogate Borough Council, I </text:span><text:span text:style-name="T17">was</text:span><text:span text:style-name="T16"> tasked with reporting on the council’s <text:tab/><text:tab/><text:tab/><text:tab/><text:tab/><text:tab/>social housing allocations policy as part of an on-going consultation process.</text:span></text:p>
      <text:p text:style-name="P13"/>
      <text:p text:style-name="P4"><text:span text:style-name="T26">References</text:span><text:span text:style-name="T21"><text:tab/><text:tab/></text:span><text:span text:style-name="T1">Available 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/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text-align="start" style:justify-single-word="false"/>
      <style:text-properties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0</meta:editing-cycles>
    <meta:creation-date>2013-02-15T11:33:00</meta:creation-date>
    <dc:date>2015-11-02T16:53:49.117303702</dc:date>
    <meta:editing-duration>PT2H21M35S</meta:editing-duration>
    <meta:generator>LibreOffice/4.4.5.2$Linux_X86_64 LibreOffice_project/40$Build-2</meta:generator>
    <meta:print-date>2015-08-27T16:10:04.901808953</meta:print-date>
    <meta:document-statistic meta:table-count="0" meta:image-count="0" meta:object-count="0" meta:page-count="1" meta:paragraph-count="39" meta:word-count="323" meta:character-count="2382" meta:non-whitespace-character-count="2036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